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5.32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XP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2" table:number-rows-spanned="1">
            <text:p>Hero XP Level Table</text:p>
          </table:table-cell>
          <table:covered-table-cell table:style-name="ce5"/>
          <table:table-cell table:style-name="ce1" office:value-type="string" table:number-columns-spanned="2" table:number-rows-spanned="1">
            <text:p>Hero Death XP</text:p>
          </table:table-cell>
          <table:covered-table-cell table:style-name="ce9"/>
          <table:table-cell table:style-name="ce1" office:value-type="string" table:number-columns-spanned="2" table:number-rows-spanned="1">
            <text:p>Creep Death XP</text:p>
          </table:table-cell>
          <table:covered-table-cell table:style-name="ce9"/>
          <table:table-cell table:style-name="ce4" office:value-type="string">
            <text:p>Creeps</text:p>
          </table:table-cell>
          <table:table-cell office:value-type="string">
            <text:p>Upgraded Creep</text:p>
          </table:table-cell>
          <table:table-cell office:value-type="string">
            <text:p>Neutral Creeps</text:p>
          </table:table-cell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  <table:table-cell table:style-name="ce8"/>
          <table:table-cell table:style-name="ce10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/>
          <table:table-cell office:value-type="string">
            <text:p>Necro</text:p>
          </table:table-cell>
          <table:table-cell office:value-type="string">
            <text:p>Ogre Mauler, Kobold, Tunneler, Gnoll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200">
            <text:p>200</text:p>
          </table:table-cell>
          <table:table-cell table:style-name="ce2" office:value-type="float" office:value="2">
            <text:p>2</text:p>
          </table:table-cell>
          <table:table-cell table:style-name="ce10" office:value-type="float" office:value="120">
            <text:p>120</text:p>
          </table:table-cell>
          <table:table-cell table:style-name="ce2" office:value-type="float" office:value="2">
            <text:p>2</text:p>
          </table:table-cell>
          <table:table-cell table:style-name="ce10" table:formula="oooc:=6+5*[.E4]+[.F3]" office:value-type="float" office:value="41">
            <text:p>41</text:p>
          </table:table-cell>
          <table:table-cell office:value-type="string">
            <text:p>Necro</text:p>
          </table:table-cell>
          <table:table-cell office:value-type="string">
            <text:p>Ghoul, Treant</text:p>
          </table:table-cell>
          <table:table-cell office:value-type="string">
            <text:p>Trickster,Taskmaster,Outrunner, Troll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table:formula="oooc:=0+100*[.A5]+1*[.B4]" office:value-type="float" office:value="500">
            <text:p>500</text:p>
          </table:table-cell>
          <table:table-cell table:style-name="ce2" office:value-type="float" office:value="3">
            <text:p>3</text:p>
          </table:table-cell>
          <table:table-cell table:style-name="ce10" office:value-type="float" office:value="160">
            <text:p>160</text:p>
          </table:table-cell>
          <table:table-cell table:style-name="ce2" office:value-type="float" office:value="3">
            <text:p>3</text:p>
          </table:table-cell>
          <table:table-cell table:style-name="ce10" table:formula="oooc:=6+5*[.E5]+[.F4]" office:value-type="float" office:value="62">
            <text:p>62</text:p>
          </table:table-cell>
          <table:table-cell office:value-type="string">
            <text:p>Ghoul,Treant</text:p>
          </table:table-cell>
          <table:table-cell/>
          <table:table-cell office:value-type="string">
            <text:p>Dragonspawn Sorcerer, Black Drake, Ogre Magi, Wolf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table:formula="oooc:=0+100*[.A6]+1*[.B5]" office:value-type="float" office:value="900">
            <text:p>900</text:p>
          </table:table-cell>
          <table:table-cell table:style-name="ce2" office:value-type="float" office:value="4">
            <text:p>4</text:p>
          </table:table-cell>
          <table:table-cell table:style-name="ce10" office:value-type="float" office:value="220">
            <text:p>220</text:p>
          </table:table-cell>
          <table:table-cell table:style-name="ce2" office:value-type="float" office:value="4">
            <text:p>4</text:p>
          </table:table-cell>
          <table:table-cell table:style-name="ce10" table:formula="oooc:=6+5*[.E6]+[.F5]" office:value-type="float" office:value="88">
            <text:p>88</text:p>
          </table:table-cell>
          <table:table-cell table:number-columns-repeated="2"/>
          <table:table-cell office:value-type="string">
            <text:p>Furbolg Champion, Soul Stealer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table:formula="oooc:=0+100*[.A7]+1*[.B6]" office:value-type="float" office:value="1400">
            <text:p>1400</text:p>
          </table:table-cell>
          <table:table-cell table:style-name="ce2" office:value-type="float" office:value="5">
            <text:p>5</text:p>
          </table:table-cell>
          <table:table-cell table:style-name="ce10" office:value-type="float" office:value="300">
            <text:p>300</text:p>
          </table:table-cell>
          <table:table-cell table:style-name="ce2" office:value-type="float" office:value="5">
            <text:p>5</text:p>
          </table:table-cell>
          <table:table-cell table:style-name="ce10" table:formula="oooc:=6+5*[.E7]+[.F6]" office:value-type="float" office:value="119">
            <text:p>119</text:p>
          </table:table-cell>
          <table:table-cell table:number-columns-repeated="2"/>
          <table:table-cell office:value-type="string">
            <text:p>Dragonspawn Overseer,Rock Golem, Furbolg Warrior, Centaur Khan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table:formula="oooc:=0+100*[.A8]+1*[.B7]" office:value-type="float" office:value="2000">
            <text:p>2000</text:p>
          </table:table-cell>
          <table:table-cell table:style-name="ce2" office:value-type="float" office:value="6">
            <text:p>6</text:p>
          </table:table-cell>
          <table:table-cell table:style-name="ce10" table:formula="oooc:=100+[.D7]" office:value-type="float" office:value="400">
            <text:p>400</text:p>
          </table:table-cell>
          <table:table-cell table:style-name="ce2" office:value-type="float" office:value="6">
            <text:p>6</text:p>
          </table:table-cell>
          <table:table-cell table:style-name="ce10" table:formula="oooc:=6+5*[.E8]+[.F7]" office:value-type="float" office:value="155">
            <text:p>155</text:p>
          </table:table-cell>
          <table:table-cell table:number-columns-repeated="2"/>
          <table:table-cell office:value-type="string">
            <text:p>Granite Golem, Black Dragon, Satyr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table:formula="oooc:=0+100*[.A9]+1*[.B8]" office:value-type="float" office:value="2700">
            <text:p>2700</text:p>
          </table:table-cell>
          <table:table-cell table:style-name="ce2" office:value-type="float" office:value="7">
            <text:p>7</text:p>
          </table:table-cell>
          <table:table-cell table:style-name="ce10" table:formula="oooc:=100+[.D8]" office:value-type="float" office:value="500">
            <text:p>500</text:p>
          </table:table-cell>
          <table:table-cell table:style-name="ce2" office:value-type="float" office:value="7">
            <text:p>7</text:p>
          </table:table-cell>
          <table:table-cell table:style-name="ce10" table:formula="oooc:=6+5*[.E9]+[.F8]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table:formula="oooc:=0+100*[.A10]+1*[.B9]" office:value-type="float" office:value="3500">
            <text:p>3500</text:p>
          </table:table-cell>
          <table:table-cell table:style-name="ce2" office:value-type="float" office:value="8">
            <text:p>8</text:p>
          </table:table-cell>
          <table:table-cell table:style-name="ce10" table:formula="oooc:=100+[.D9]" office:value-type="float" office:value="600">
            <text:p>600</text:p>
          </table:table-cell>
          <table:table-cell table:style-name="ce2" office:value-type="float" office:value="8">
            <text:p>8</text:p>
          </table:table-cell>
          <table:table-cell table:style-name="ce10" table:formula="oooc:=6+5*[.E10]+[.F9]" office:value-type="float" office:value="242">
            <text:p>242</text:p>
          </table:table-cell>
          <table:table-cell table:number-columns-repeated="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table:formula="oooc:=0+100*[.A11]+1*[.B10]" office:value-type="float" office:value="4400">
            <text:p>4400</text:p>
          </table:table-cell>
          <table:table-cell table:style-name="ce2" office:value-type="float" office:value="9">
            <text:p>9</text:p>
          </table:table-cell>
          <table:table-cell table:style-name="ce10" table:formula="oooc:=100+[.D10]" office:value-type="float" office:value="700">
            <text:p>700</text:p>
          </table:table-cell>
          <table:table-cell table:style-name="ce2" office:value-type="float" office:value="9">
            <text:p>9</text:p>
          </table:table-cell>
          <table:table-cell table:style-name="ce10" table:formula="oooc:=6+5*[.E11]+[.F10]" office:value-type="float" office:value="293">
            <text:p>293</text:p>
          </table:table-cell>
          <table:table-cell table:number-columns-repeated="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table:formula="oooc:=0+100*[.A12]+1*[.B11]" office:value-type="float" office:value="5400">
            <text:p>5400</text:p>
          </table:table-cell>
          <table:table-cell table:style-name="ce2" office:value-type="float" office:value="10">
            <text:p>10</text:p>
          </table:table-cell>
          <table:table-cell table:style-name="ce10" table:formula="oooc:=100+[.D11]" office:value-type="float" office:value="800">
            <text:p>800</text:p>
          </table:table-cell>
          <table:table-cell table:style-name="ce2" office:value-type="float" office:value="10">
            <text:p>10</text:p>
          </table:table-cell>
          <table:table-cell table:style-name="ce10" table:formula="oooc:=6+5*[.E12]+[.F11]" office:value-type="float" office:value="349">
            <text:p>349</text:p>
          </table:table-cell>
          <table:table-cell table:number-columns-repeated="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table:formula="oooc:=0+100*[.A13]+1*[.B12]" office:value-type="float" office:value="6500">
            <text:p>6500</text:p>
          </table:table-cell>
          <table:table-cell table:style-name="ce2" office:value-type="float" office:value="11">
            <text:p>11</text:p>
          </table:table-cell>
          <table:table-cell table:style-name="ce10" table:formula="oooc:=100+[.D12]" office:value-type="float" office:value="900">
            <text:p>900</text:p>
          </table:table-cell>
          <table:table-cell table:style-name="ce2" office:value-type="float" office:value="11">
            <text:p>11</text:p>
          </table:table-cell>
          <table:table-cell table:style-name="ce10" table:formula="oooc:=6+5*[.E13]+[.F12]" office:value-type="float" office:value="410">
            <text:p>410</text:p>
          </table:table-cell>
          <table:table-cell table:number-columns-repeated="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table:formula="oooc:=0+100*[.A14]+1*[.B13]" office:value-type="float" office:value="7700">
            <text:p>7700</text:p>
          </table:table-cell>
          <table:table-cell table:style-name="ce2" office:value-type="float" office:value="12">
            <text:p>12</text:p>
          </table:table-cell>
          <table:table-cell table:style-name="ce10" table:formula="oooc:=100+[.D13]" office:value-type="float" office:value="1000">
            <text:p>1000</text:p>
          </table:table-cell>
          <table:table-cell table:style-name="ce2" office:value-type="float" office:value="12">
            <text:p>12</text:p>
          </table:table-cell>
          <table:table-cell table:style-name="ce10" table:formula="oooc:=6+5*[.E14]+[.F13]" office:value-type="float" office:value="476">
            <text:p>476</text:p>
          </table:table-cell>
          <table:table-cell table:number-columns-repeated="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table:formula="oooc:=0+100*[.A15]+1*[.B14]" office:value-type="float" office:value="9000">
            <text:p>9000</text:p>
          </table:table-cell>
          <table:table-cell table:style-name="ce2" office:value-type="float" office:value="13">
            <text:p>13</text:p>
          </table:table-cell>
          <table:table-cell table:style-name="ce10" table:formula="oooc:=100+[.D14]" office:value-type="float" office:value="1100">
            <text:p>1100</text:p>
          </table:table-cell>
          <table:table-cell table:style-name="ce2" office:value-type="float" office:value="13">
            <text:p>13</text:p>
          </table:table-cell>
          <table:table-cell table:style-name="ce10" table:formula="oooc:=6+5*[.E15]+[.F14]" office:value-type="float" office:value="547">
            <text:p>547</text:p>
          </table:table-cell>
          <table:table-cell table:number-columns-repeated="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table:formula="oooc:=0+100*[.A16]+1*[.B15]" office:value-type="float" office:value="10400">
            <text:p>10400</text:p>
          </table:table-cell>
          <table:table-cell table:style-name="ce2" office:value-type="float" office:value="14">
            <text:p>14</text:p>
          </table:table-cell>
          <table:table-cell table:style-name="ce10" table:formula="oooc:=100+[.D15]" office:value-type="float" office:value="1200">
            <text:p>1200</text:p>
          </table:table-cell>
          <table:table-cell table:style-name="ce2" office:value-type="float" office:value="14">
            <text:p>14</text:p>
          </table:table-cell>
          <table:table-cell table:style-name="ce10" table:formula="oooc:=6+5*[.E16]+[.F15]" office:value-type="float" office:value="623">
            <text:p>623</text:p>
          </table:table-cell>
          <table:table-cell table:number-columns-repeated="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table:formula="oooc:=0+100*[.A17]+1*[.B16]" office:value-type="float" office:value="11900">
            <text:p>11900</text:p>
          </table:table-cell>
          <table:table-cell table:style-name="ce2" office:value-type="float" office:value="15">
            <text:p>15</text:p>
          </table:table-cell>
          <table:table-cell table:style-name="ce10" table:formula="oooc:=100+[.D16]" office:value-type="float" office:value="1300">
            <text:p>1300</text:p>
          </table:table-cell>
          <table:table-cell table:style-name="ce2" office:value-type="float" office:value="15">
            <text:p>15</text:p>
          </table:table-cell>
          <table:table-cell table:style-name="ce10" table:formula="oooc:=6+5*[.E17]+[.F16]" office:value-type="float" office:value="704">
            <text:p>704</text:p>
          </table:table-cell>
          <table:table-cell table:number-columns-repeated="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table:formula="oooc:=0+100*[.A18]+1*[.B17]" office:value-type="float" office:value="13500">
            <text:p>13500</text:p>
          </table:table-cell>
          <table:table-cell table:style-name="ce2" office:value-type="float" office:value="16">
            <text:p>16</text:p>
          </table:table-cell>
          <table:table-cell table:style-name="ce10" table:formula="oooc:=100+[.D17]" office:value-type="float" office:value="1400">
            <text:p>1400</text:p>
          </table:table-cell>
          <table:table-cell table:style-name="ce2" office:value-type="float" office:value="16">
            <text:p>16</text:p>
          </table:table-cell>
          <table:table-cell table:style-name="ce10" table:formula="oooc:=6+5*[.E18]+[.F17]" office:value-type="float" office:value="790">
            <text:p>790</text:p>
          </table:table-cell>
          <table:table-cell table:number-columns-repeated="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6" table:formula="oooc:=0+100*[.A19]+1*[.B18]" office:value-type="float" office:value="15200">
            <text:p>15200</text:p>
          </table:table-cell>
          <table:table-cell table:style-name="ce2" office:value-type="float" office:value="17">
            <text:p>17</text:p>
          </table:table-cell>
          <table:table-cell table:style-name="ce10" table:formula="oooc:=100+[.D18]" office:value-type="float" office:value="1500">
            <text:p>1500</text:p>
          </table:table-cell>
          <table:table-cell table:style-name="ce2" office:value-type="float" office:value="17">
            <text:p>17</text:p>
          </table:table-cell>
          <table:table-cell table:style-name="ce10" table:formula="oooc:=6+5*[.E19]+[.F18]" office:value-type="float" office:value="881">
            <text:p>881</text:p>
          </table:table-cell>
          <table:table-cell table:number-columns-repeated="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6" table:formula="oooc:=0+100*[.A20]+1*[.B19]" office:value-type="float" office:value="17000">
            <text:p>17000</text:p>
          </table:table-cell>
          <table:table-cell table:style-name="ce2" office:value-type="float" office:value="18">
            <text:p>18</text:p>
          </table:table-cell>
          <table:table-cell table:style-name="ce10" table:formula="oooc:=100+[.D19]" office:value-type="float" office:value="1600">
            <text:p>1600</text:p>
          </table:table-cell>
          <table:table-cell table:style-name="ce2" office:value-type="float" office:value="18">
            <text:p>18</text:p>
          </table:table-cell>
          <table:table-cell table:style-name="ce10" table:formula="oooc:=6+5*[.E20]+[.F19]" office:value-type="float" office:value="977">
            <text:p>977</text:p>
          </table:table-cell>
          <table:table-cell table:number-columns-repeated="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6" table:formula="oooc:=0+100*[.A21]+1*[.B20]" office:value-type="float" office:value="18900">
            <text:p>18900</text:p>
          </table:table-cell>
          <table:table-cell table:style-name="ce2" office:value-type="float" office:value="19">
            <text:p>19</text:p>
          </table:table-cell>
          <table:table-cell table:style-name="ce10" table:formula="oooc:=100+[.D20]" office:value-type="float" office:value="1700">
            <text:p>1700</text:p>
          </table:table-cell>
          <table:table-cell table:style-name="ce2" office:value-type="float" office:value="19">
            <text:p>19</text:p>
          </table:table-cell>
          <table:table-cell table:style-name="ce10" table:formula="oooc:=6+5*[.E21]+[.F20]" office:value-type="float" office:value="1078">
            <text:p>1078</text:p>
          </table:table-cell>
          <table:table-cell table:number-columns-repeated="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table:formula="oooc:=0+100*[.A22]+1*[.B21]" office:value-type="float" office:value="20900">
            <text:p>20900</text:p>
          </table:table-cell>
          <table:table-cell table:style-name="ce2" office:value-type="float" office:value="20">
            <text:p>20</text:p>
          </table:table-cell>
          <table:table-cell table:style-name="ce10" table:formula="oooc:=100+[.D21]" office:value-type="float" office:value="1800">
            <text:p>1800</text:p>
          </table:table-cell>
          <table:table-cell table:style-name="ce2" office:value-type="float" office:value="20">
            <text:p>20</text:p>
          </table:table-cell>
          <table:table-cell table:style-name="ce10" table:formula="oooc:=6+5*[.E22]+[.F21]" office:value-type="float" office:value="1184">
            <text:p>1184</text:p>
          </table:table-cell>
          <table:table-cell table:number-columns-repeated="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6" table:formula="oooc:=0+100*[.A23]+1*[.B22]" office:value-type="float" office:value="23000">
            <text:p>23000</text:p>
          </table:table-cell>
          <table:table-cell table:style-name="ce2" office:value-type="float" office:value="21">
            <text:p>21</text:p>
          </table:table-cell>
          <table:table-cell table:style-name="ce10" table:formula="oooc:=100+[.D22]" office:value-type="float" office:value="1900">
            <text:p>1900</text:p>
          </table:table-cell>
          <table:table-cell table:style-name="ce2" office:value-type="float" office:value="21">
            <text:p>21</text:p>
          </table:table-cell>
          <table:table-cell table:style-name="ce10" table:formula="oooc:=6+5*[.E23]+[.F22]" office:value-type="float" office:value="1295">
            <text:p>1295</text:p>
          </table:table-cell>
          <table:table-cell table:number-columns-repeated="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6" table:formula="oooc:=0+100*[.A24]+1*[.B23]" office:value-type="float" office:value="25200">
            <text:p>25200</text:p>
          </table:table-cell>
          <table:table-cell table:style-name="ce2" office:value-type="float" office:value="22">
            <text:p>22</text:p>
          </table:table-cell>
          <table:table-cell table:style-name="ce10" table:formula="oooc:=100+[.D23]" office:value-type="float" office:value="2000">
            <text:p>2000</text:p>
          </table:table-cell>
          <table:table-cell table:style-name="ce2" office:value-type="float" office:value="22">
            <text:p>22</text:p>
          </table:table-cell>
          <table:table-cell table:style-name="ce10" table:formula="oooc:=6+5*[.E24]+[.F23]" office:value-type="float" office:value="1411">
            <text:p>1411</text:p>
          </table:table-cell>
          <table:table-cell table:number-columns-repeated="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6" table:formula="oooc:=0+100*[.A25]+1*[.B24]" office:value-type="float" office:value="27500">
            <text:p>27500</text:p>
          </table:table-cell>
          <table:table-cell table:style-name="ce2" office:value-type="float" office:value="23">
            <text:p>23</text:p>
          </table:table-cell>
          <table:table-cell table:style-name="ce10" table:formula="oooc:=100+[.D24]" office:value-type="float" office:value="2100">
            <text:p>2100</text:p>
          </table:table-cell>
          <table:table-cell table:style-name="ce2" office:value-type="float" office:value="23">
            <text:p>23</text:p>
          </table:table-cell>
          <table:table-cell table:style-name="ce10" table:formula="oooc:=6+5*[.E25]+[.F24]" office:value-type="float" office:value="1532">
            <text:p>1532</text:p>
          </table:table-cell>
          <table:table-cell table:number-columns-repeated="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6" table:formula="oooc:=0+100*[.A26]+1*[.B25]" office:value-type="float" office:value="29900">
            <text:p>29900</text:p>
          </table:table-cell>
          <table:table-cell table:style-name="ce2" office:value-type="float" office:value="24">
            <text:p>24</text:p>
          </table:table-cell>
          <table:table-cell table:style-name="ce10" table:formula="oooc:=100+[.D25]" office:value-type="float" office:value="2200">
            <text:p>2200</text:p>
          </table:table-cell>
          <table:table-cell table:style-name="ce2" office:value-type="float" office:value="24">
            <text:p>24</text:p>
          </table:table-cell>
          <table:table-cell table:style-name="ce10" table:formula="oooc:=6+5*[.E26]+[.F25]" office:value-type="float" office:value="1658">
            <text:p>1658</text:p>
          </table:table-cell>
          <table:table-cell table:number-columns-repeated="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 table:formula="oooc:=0+100*[.A27]+1*[.B26]" office:value-type="float" office:value="32400">
            <text:p>32400</text:p>
          </table:table-cell>
          <table:table-cell table:style-name="ce3" office:value-type="float" office:value="25">
            <text:p>25</text:p>
          </table:table-cell>
          <table:table-cell table:style-name="ce11" table:formula="oooc:=100+[.D26]" office:value-type="float" office:value="2300">
            <text:p>2300</text:p>
          </table:table-cell>
          <table:table-cell table:style-name="ce3" office:value-type="float" office:value="25">
            <text:p>25</text:p>
          </table:table-cell>
          <table:table-cell table:style-name="ce11" table:formula="oooc:=6+5*[.E27]+[.F26]" office:value-type="float" office:value="1789">
            <text:p>17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style-name="ce10" table:formula="oooc:=6+5*[.E28]+[.F27]" office:value-type="float" office:value="1925">
            <text:p>19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style-name="ce10" table:formula="oooc:=6+5*[.E29]+[.F28]" office:value-type="float" office:value="2066">
            <text:p>2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style-name="ce10" table:formula="oooc:=6+5*[.E30]+[.F29]" office:value-type="float" office:value="2212">
            <text:p>22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style-name="ce10" table:formula="oooc:=6+5*[.E31]+[.F30]" office:value-type="float" office:value="2363">
            <text:p>23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style-name="ce10" table:formula="oooc:=6+5*[.E32]+[.F31]" office:value-type="float" office:value="2519">
            <text:p>25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style-name="ce10" table:formula="oooc:=6+5*[.E33]+[.F32]" office:value-type="float" office:value="2680">
            <text:p>26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style-name="ce10" table:formula="oooc:=6+5*[.E34]+[.F33]" office:value-type="float" office:value="2846">
            <text:p>28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style-name="ce10" table:formula="oooc:=6+5*[.E35]+[.F34]" office:value-type="float" office:value="3017">
            <text:p>30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style-name="ce10" table:formula="oooc:=6+5*[.E36]+[.F35]" office:value-type="float" office:value="3193">
            <text:p>31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style-name="ce10" table:formula="oooc:=6+5*[.E37]+[.F36]" office:value-type="float" office:value="3374">
            <text:p>3374</text:p>
          </table:table-cell>
          <table:table-cell table:number-columns-repeated="2"/>
          <table:table-cell office:value-type="string">
            <text:p>Roshan</text:p>
          </table:table-cell>
        </table:table-row>
        <table:table-row table:style-name="ro1" table:number-rows-repeated="65498">
          <table:table-cell table:number-columns-repeated="9"/>
        </table:table-row>
        <table:table-row table:style-name="ro1">
          <table:table-cell table:number-columns-repeated="5"/>
          <table:table-cell table:style-name="ce10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2/07/2008</text:date>, <text:time>21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6-11-12T12:35:08</meta:creation-date>
    <dc:date>2008-02-08T00:52:40</dc:date>
    <meta:editing-cycles>42</meta:editing-cycles>
    <meta:editing-duration>PT1H0M22S</meta:editing-duration>
    <meta:user-defined meta:name="Info 1"/>
    <meta:user-defined meta:name="Info 2"/>
    <meta:user-defined meta:name="Info 3"/>
    <meta:user-defined meta:name="Info 4"/>
    <meta:document-statistic meta:table-count="1" meta:cell-count="187"/>
  </office:meta>
</office:document-meta>
</file>